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Ubuntu, Arial, 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9338" officeooo:paragraph-rsid="000c9338"/>
    </style:style>
    <style:style style:name="P2" style:family="paragraph" style:parent-style-name="Standard">
      <style:paragraph-properties fo:text-align="start" style:justify-single-word="false"/>
      <style:text-properties officeooo:paragraph-rsid="000c9338"/>
    </style:style>
    <style:style style:name="P3" style:family="paragraph" style:parent-style-name="Standard">
      <style:paragraph-properties fo:text-align="start" style:justify-single-word="false"/>
      <style:text-properties officeooo:paragraph-rsid="0016e4b7"/>
    </style:style>
    <style:style style:name="P4" style:family="paragraph" style:parent-style-name="Standard">
      <style:paragraph-properties fo:text-align="start" style:justify-single-word="false"/>
      <style:text-properties officeooo:rsid="000effa1" officeooo:paragraph-rsid="000effa1"/>
    </style:style>
    <style:style style:name="P5" style:family="paragraph" style:parent-style-name="Standard">
      <style:paragraph-properties fo:text-align="start" style:justify-single-word="false"/>
      <style:text-properties officeooo:rsid="001031d7" officeooo:paragraph-rsid="001031d7"/>
    </style:style>
    <style:style style:name="P6" style:family="paragraph" style:parent-style-name="Standard">
      <style:paragraph-properties fo:text-align="start" style:justify-single-word="false"/>
      <style:text-properties officeooo:rsid="00116e8c" officeooo:paragraph-rsid="00116e8c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e4b7" officeooo:paragraph-rsid="00199aae" style:font-size-asian="12pt" style:font-style-asian="normal" style:font-weight-asian="normal" style:font-size-complex="12pt" style:text-emphasize="none"/>
    </style:style>
    <style:style style:name="P8" style:family="paragraph" style:parent-style-name="Standard">
      <style:paragraph-properties fo:text-align="start" style:justify-single-word="false"/>
      <style:text-properties officeooo:paragraph-rsid="00199aae"/>
    </style:style>
    <style:style style:name="P9" style:family="paragraph" style:parent-style-name="Standard">
      <style:paragraph-properties fo:text-align="start" style:justify-single-word="false"/>
      <style:text-properties officeooo:paragraph-rsid="0016e4b7"/>
    </style:style>
    <style:style style:name="P10" style:family="paragraph" style:parent-style-name="Standard">
      <style:paragraph-properties fo:text-align="start" style:justify-single-word="false"/>
      <style:text-properties officeooo:rsid="001afca2" officeooo:paragraph-rsid="001afca2"/>
    </style:style>
    <style:style style:name="P11" style:family="paragraph" style:parent-style-name="Standard">
      <style:paragraph-properties fo:text-align="start" style:justify-single-word="false"/>
      <style:text-properties officeooo:rsid="001afca2" officeooo:paragraph-rsid="001da411"/>
    </style:style>
    <style:style style:name="P12" style:family="paragraph" style:parent-style-name="Standard">
      <style:paragraph-properties fo:text-align="start" style:justify-single-word="false"/>
      <style:text-properties officeooo:rsid="001b6c47" officeooo:paragraph-rsid="001caf36"/>
    </style:style>
    <style:style style:name="P13" style:family="paragraph" style:parent-style-name="Standard">
      <style:paragraph-properties fo:text-align="center" style:justify-single-word="false"/>
      <style:text-properties officeooo:rsid="000c9338" officeooo:paragraph-rsid="000c9338"/>
    </style:style>
    <style:style style:name="P14" style:family="paragraph" style:parent-style-name="Standard">
      <style:paragraph-properties fo:text-align="start" style:justify-single-word="false"/>
      <style:text-properties officeooo:rsid="001d9ec7" officeooo:paragraph-rsid="001d9ec7"/>
    </style:style>
    <style:style style:name="T1" style:family="text">
      <style:text-properties officeooo:rsid="000c9338"/>
    </style:style>
    <style:style style:name="T2" style:family="text">
      <style:text-properties officeooo:rsid="000dbca4"/>
    </style:style>
    <style:style style:name="T3" style:family="text">
      <style:text-properties officeooo:rsid="000effa1"/>
    </style:style>
    <style:style style:name="T4" style:family="text">
      <style:text-properties officeooo:rsid="0013e234"/>
    </style:style>
    <style:style style:name="T5" style:family="text">
      <style:text-properties officeooo:rsid="0014fd1f"/>
    </style:style>
    <style:style style:name="T6" style:family="text">
      <style:text-properties officeooo:rsid="0016c3b7"/>
    </style:style>
    <style:style style:name="T7" style:family="text">
      <style:text-properties officeooo:rsid="0016e4b7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e4b7" style:font-size-asian="12pt" style:font-style-asian="normal" style:font-weight-asian="normal" style:font-size-complex="12pt" style:text-emphasize="none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af36" style:font-size-asian="12pt" style:font-style-asian="normal" style:font-weight-asian="normal" style:font-size-complex="12pt" style:text-emphasize="none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f1f4" style:font-size-asian="12pt" style:font-style-asian="normal" style:font-weight-asian="normal" style:font-size-complex="12pt" style:text-emphasize="none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9ec7" style:font-size-asian="12pt" style:font-style-asian="normal" style:font-weight-asian="normal" style:font-size-complex="12pt" style:text-emphasize="none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411" style:font-size-asian="12pt" style:font-style-asian="normal" style:font-weight-asian="normal" style:font-size-complex="12pt" style:text-emphasize="none"/>
    </style:style>
    <style:style style:name="T14" style:family="text">
      <style:text-properties officeooo:rsid="00199aae"/>
    </style:style>
    <style:style style:name="T15" style:family="text">
      <style:text-properties officeooo:rsid="001afca2"/>
    </style:style>
    <style:style style:name="T16" style:family="text">
      <style:text-properties officeooo:rsid="001ca177"/>
    </style:style>
    <style:style style:name="T17" style:family="text">
      <style:text-properties officeooo:rsid="001caf36"/>
    </style:style>
    <style:style style:name="T18" style:family="text">
      <style:text-properties officeooo:rsid="001d9ec7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d9ec7" style:font-size-asian="12pt" style:font-style-asian="normal" style:font-weight-asian="normal" style:font-size-complex="12pt" style:text-emphasize="none"/>
    </style:style>
    <style:style style:name="T20" style:family="text">
      <style:text-properties officeooo:rsid="001da4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тоговое аттестационное задание</text:p>
      <text:p text:style-name="P1">Подход к обеспечению качества сервиса гороскопов mail.ru</text:p>
      <text:p text:style-name="P1"/>
      <text:p text:style-name="P2"><text:span text:style-name="T1">1.horo.mail.ru — это сервис включающий в себя все возможные виды гороскопов(зодиакальный, китайский, зороастрийский, гороскоп друидов и т.д.), сонники, гадания онлайн, гадания на Таро т.п. В данном сервисе доступен </text:span><text:span text:style-name="T2">календарь с вводом даты рождения и выбором периода прогноза</text:span><text:span text:style-name="T1"> </text:span><text:span text:style-name="T2">в формате: вчера, сегодня, завтра, неделя, месяц и текущий год. </text:span><text:span text:style-name="T3">Гороскопом и в том числе данным сервисом пользуются или могут пользоваться :по данным</text:span> на 2021 год, 71% россиян верят в гороскопы. То есть 2/3 наших сограждан допускают мысль о том, что Рыбы ранимые, а со Скорпионами лучше не связываться.</text:p>
      <text:p text:style-name="P4">2.<text:span text:style-name="T4">тестировать будем главную страницу сервиса гороскопов </text:span><text:a xlink:type="simple" xlink:href="https://horo.mail.ru/" text:style-name="Internet_20_link" text:visited-style-name="Visited_20_Internet_20_Link"><text:span text:style-name="T4">https://horo.mail.ru/</text:span></text:a><text:span text:style-name="T4"> :</text:span></text:p>
      <text:p text:style-name="P5">а) проверка работы всех ссылок на странице</text:p>
      <text:p text:style-name="P6">б) проверка форм: правильность работы валидации <text:span text:style-name="T5">по ссылке «регистрация»</text:span></text:p>
      <text:p text:style-name="P14"><text:span text:style-name="T20">в</text:span>) проверка с помощью <text:s/><text:span text:style-name="T9">Chrome devtools</text:span></text:p>
      <text:p text:style-name="P3"><text:span text:style-name="T7">3. на этой странице не будет тестироваться: </text:span>Формы обратной связи,Ссылки на пользовательские соглашения, <text:span text:style-name="T7">п</text:span>оиск<text:span text:style-name="T7">(</text:span>Результаты существуют/не существуют, <text:span text:style-name="T7">к</text:span>орректное сообщение о пустом результате, <text:span text:style-name="T7">п</text:span>устой поисковой запрос, <text:span text:style-name="T7">п</text:span>оиск по эмодзи<text:span text:style-name="T7">), в</text:span>сплывающие сообщения.</text:p>
      <text:p text:style-name="P3"><text:span text:style-name="T7">4. при тестировании использовались инструменты:</text:span><text:span text:style-name="T8">Link Checker by LinkResearchTools (LRT), </text:span><text:span text:style-name="T9">Chrome devtools. </text:span><text:span text:style-name="T10">Тестирование проводилось на </text:span><text:span text:style-name="T11">HP Pavilion 15 inch, разрешение экрана 1366х768, ОС linux mint 20.3 Cinnamon, </text:span><text:span text:style-name="T12">Google Chrome </text:span><text:span text:style-name="T19">Версия 97.0.4692.71 (Официальная сборка), (64 бит)</text:span></text:p>
      <text:p text:style-name="P7">5.<text:span text:style-name="T14">Функциональные требования к сервису гороскопов </text:span><text:a xlink:type="simple" xlink:href="https://horo.mail.ru/" text:style-name="Internet_20_link" text:visited-style-name="Visited_20_Internet_20_Link"><text:span text:style-name="T4">https://horo.mail.ru/</text:span></text:a><text:span text:style-name="T4"> :</text:span></text:p>
      <text:p text:style-name="P8"><text:span text:style-name="T14"><text:s text:c="2"/>1.Информативность — гостю сайта преподнести качественную и интересующую его информацию, и именно этот пользователь ещё </text:span>не однократно захочет вернуться на наш сайт и даже больше, он поделится этим сайтом со своими родными, близкими и друзьями, а также поместит сайт в избранное.</text:p>
      <text:p text:style-name="P8"><text:s text:c="2"/><text:span text:style-name="T14">2.Уникальность — одно из главных требований сайта. Его продвигают поисковые системы, </text:span>именно они увеличивают количество гостей на сайтах. <text:span text:style-name="T14">Не допустить чтобы система спустила сайт глубоко вниз или убрала сайт.</text:span></text:p>
      <text:p text:style-name="P8"><text:s text:c="2"/><text:span text:style-name="T14">3.Скорость загрузки сайта — первое что оценивает посетитель, зайдя на сайт, если сайт долго загружается или загружает контент, люди не любят ждать, могут отказаться и закрыть сайт. </text:span><text:span text:style-name="T15">Для поддержания скорости загрузки на хорошем уровне, не рекомендуется нагружать движок дополнительными вещами, и нужно помнить про выбор надежного хостинга.</text:span></text:p>
      <text:p text:style-name="P8"><text:s text:c="2"/><text:span text:style-name="T15">4.Навигация — посетитель сайта мог свободно ориентироваться в структуре и навигации сайта и быстро находить интересующую его информацию.</text:span></text:p>
      <text:p text:style-name="P8"><text:s text:c="2"/><text:span text:style-name="T15">5.Возраст домена — чем старше имя домена, тем оно больше внушает доверия и пользуется большей популярностью. Чем старше домен — тем выше в поисковой системе.</text:span></text:p>
      <text:p text:style-name="P8"><text:span text:style-name="T15"><text:s text:c="2"/>6. Вирусы - </text:span>если вдруг на сайте появится вирус, то есть вероятность, что сайт может работать некорректно. <text:span text:style-name="T15">Поисковая система будет </text:span>уведомлять посетителей о том, что сайт не внушает доверия и на нем возможно есть вирус, от этого количество пользователей резко уменьшится.</text:p>
      <text:p text:style-name="P10">6.<text:span text:style-name="T18">Тестирование функциональных требований:</text:span></text:p>
      <text:p text:style-name="P10"><text:s text:c="2"/><text:span text:style-name="T18">1.Ссылки: внутренние, внешние,ссылки на электронную почту, битые. ()</text:span></text:p>
      <text:p text:style-name="P10"><text:s text:c="2"/><text:span text:style-name="T18">2.Проверка регистрации нового пользователя, валидация ()</text:span></text:p>
      <text:p text:style-name="P11"><text:s text:c="2"/><text:span text:style-name="T18">3.</text:span><text:span text:style-name="T20">В <text:s/></text:span><text:span text:style-name="T9">Chrome devtools </text:span><text:span text:style-name="T13">прогоняем сайт в Lighthouse версия для десктоп и мобильная версия. Общая информация о сайте в данный момент()</text:span></text:p>
      <text:p text:style-name="P12">7.<text:span text:style-name="T16">Анализ времени загрузки сайта: мобильная версия (first contentful paint-1,7 s, </text:span><text:span text:style-name="T17">full- 38,9 s), десктоп версия ( </text:span><text:span text:style-name="T16">first contentful paint-</text:span><text:span text:style-name="T17">0,8 s, full — 28,3 s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Ubuntu, Arial, 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7T15:14:59.143359212</meta:creation-date>
    <dc:date>2022-01-30T23:47:09.991989740</dc:date>
    <meta:editing-duration>PT59M33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450" meta:character-count="3347" meta:non-whitespace-character-count="2890"/>
  </office:meta>
</office:document-meta>
</file>